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652F64731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x="8.583cm" svg:y="-0.464cm" svg:width="9.689cm" svg:height="9.236cm" draw:z-index="0"><draw:image xlink:href="Pictures/100000010000058600000652F647317F.png" xlink:type="simple" xlink:show="embed" xlink:actuate="onLoad" draw:mime-type="image/png"/></draw:frame><draw:frame draw:style-name="fr1" draw:name="Imagen2 Copia 1" text:anchor-type="char" svg:x="-1.104cm" svg:y="-0.464cm" svg:width="9.689cm" svg:height="9.236cm" draw:z-index="1"><draw:image xlink:href="Pictures/100000010000058600000652F647317F.png" xlink:type="simple" xlink:show="embed" xlink:actuate="onLoad" draw:mime-type="image/png"/></draw:frame><draw:frame draw:style-name="fr1" draw:name="Imagen2 Copia 2" text:anchor-type="char" svg:x="8.583cm" svg:y="8.77cm" svg:width="9.689cm" svg:height="9.236cm" draw:z-index="2"><draw:image xlink:href="Pictures/100000010000058600000652F647317F.png" xlink:type="simple" xlink:show="embed" xlink:actuate="onLoad" draw:mime-type="image/png"/></draw:frame><draw:frame draw:style-name="fr1" draw:name="Imagen2 Copia 3" text:anchor-type="char" svg:x="-1.104cm" svg:y="8.77cm" svg:width="9.689cm" svg:height="9.236cm" draw:z-index="3"><draw:image xlink:href="Pictures/100000010000058600000652F647317F.png" xlink:type="simple" xlink:show="embed" xlink:actuate="onLoad" draw:mime-type="image/png"/></draw:frame><draw:frame draw:style-name="fr1" draw:name="Imagen2 Copia 2 Copia 1" text:anchor-type="char" svg:x="8.583cm" svg:y="18.004cm" svg:width="9.689cm" svg:height="9.236cm" draw:z-index="4"><draw:image xlink:href="Pictures/100000010000058600000652F647317F.png" xlink:type="simple" xlink:show="embed" xlink:actuate="onLoad" draw:mime-type="image/png"/></draw:frame><draw:frame draw:style-name="fr1" draw:name="Imagen2 Copia 2 Copia 2" text:anchor-type="char" svg:x="-1.104cm" svg:y="18.004cm" svg:width="9.689cm" svg:height="9.236cm" draw:z-index="5"><draw:image xlink:href="Pictures/100000010000058600000652F64731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2:28:07.393000000</meta:creation-date>
    <dc:date>2024-12-24T13:48:32.214000000</dc:date>
    <meta:editing-duration>PT12M39S</meta:editing-duration>
    <meta:editing-cycles>2</meta:editing-cycles>
    <meta:generator>LibreOffice/24.8.3.2$Windows_X86_64 LibreOffice_project/48a6bac9e7e268aeb4c3483fcf825c94556d9f9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